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3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0.705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5.053cm" svg:y="5.08cm">
          <text:p text:style-name="P1">Table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0.317cm" svg:y="2.54cm">
          <text:p text:style-name="P1">Block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9.842cm" svg:y="2.54cm">
          <text:p text:style-name="P1">Block-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2.513cm" svg:y1="3.651cm" svg:x2="5.37cm" svg:y2="5.238cm">
          <text:p/>
        </draw:line>
        <draw:line draw:style-name="gr2" draw:text-style-name="P1" draw:layer="layout" svg:x1="5.37cm" svg:y1="3.651cm" svg:x2="5.846cm" svg:y2="5.08cm">
          <text:p/>
        </draw:line>
        <draw:line draw:style-name="gr2" draw:text-style-name="P1" draw:layer="layout" svg:x1="7.275cm" svg:y1="3.651cm" svg:x2="6.799cm" svg:y2="5.08cm">
          <text:p/>
        </draw:line>
        <draw:line draw:style-name="gr2" draw:text-style-name="P1" draw:layer="layout" svg:x1="10.291cm" svg:y1="3.651cm" svg:x2="7.275cm" svg:y2="5.238cm">
          <text:p/>
        </draw:line>
        <draw:custom-shape draw:style-name="gr1" draw:text-style-name="P1" draw:layer="layout" svg:width="3.175cm" svg:height="1.27cm" svg:x="4.735cm" svg:y="0cm">
          <text:p text:style-name="P1">Gripper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211cm" svg:y1="1.111cm" svg:x2="2.513cm" svg:y2="2.698cm">
          <text:p/>
        </draw:line>
        <draw:line draw:style-name="gr2" draw:text-style-name="P1" draw:layer="layout" svg:x1="7.434cm" svg:y1="1.111cm" svg:x2="10.291cm" svg:y2="2.698cm">
          <text:p/>
        </draw:line>
        <draw:line draw:style-name="gr2" draw:text-style-name="P1" draw:layer="layout" svg:x1="5.846cm" svg:y1="1.27cm" svg:x2="5.397cm" svg:y2="2.698cm">
          <text:p/>
        </draw:line>
        <draw:line draw:style-name="gr2" draw:text-style-name="P1" draw:layer="layout" svg:x1="6.799cm" svg:y1="1.27cm" svg:x2="7.302cm" svg:y2="2.698cm">
          <text:p/>
        </draw:line>
        <draw:custom-shape draw:style-name="gr1" draw:text-style-name="P1" draw:layer="layout" svg:width="2.54cm" svg:height="1.27cm" svg:x="3.492cm" svg:y="2.54cm">
          <text:p text:style-name="P1">Block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6.667cm" svg:y="2.54cm">
          <text:p text:style-name="P1">Block-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381cm" svg:y1="1.746cm" svg:x2="4.127cm" svg:y2="1.746cm">
          <text:p text:style-name="P2"><text:span text:style-name="T1">left</text:span></text:p>
        </draw:line>
        <draw:frame draw:style-name="gr4" draw:text-style-name="P3" draw:layer="layout" svg:width="1.83cm" svg:height="0.955cm" svg:x="3.885cm" svg:y="1.455cm">
          <draw:text-box>
            <text:p text:style-name="P3"><text:span text:style-name="T2">right</text:span></text:p>
          </draw:text-box>
        </draw:frame>
        <draw:frame draw:style-name="gr4" draw:text-style-name="P3" draw:layer="layout" svg:width="1.83cm" svg:height="0.955cm" svg:x="6.826cm" svg:y="1.426cm">
          <draw:text-box>
            <text:p text:style-name="P3"><text:span text:style-name="T2">right</text:span></text:p>
          </draw:text-box>
        </draw:frame>
        <draw:frame draw:style-name="gr4" draw:text-style-name="P3" draw:layer="layout" svg:width="1.83cm" svg:height="0.955cm" svg:x="8.89cm" svg:y="1.267cm">
          <draw:text-box>
            <text:p text:style-name="P3"><text:span text:style-name="T2">right</text:span></text:p>
          </draw:text-box>
        </draw:frame>
        <draw:frame draw:style-name="gr4" draw:text-style-name="P3" draw:layer="layout" svg:width="1.353cm" svg:height="0.955cm" svg:x="2.615cm" svg:y="4.125cm">
          <draw:text-box>
            <text:p text:style-name="P3"><text:span text:style-name="T2">on</text:span></text:p>
          </draw:text-box>
        </draw:frame>
        <draw:frame draw:style-name="gr4" draw:text-style-name="P3" draw:layer="layout" svg:width="1.353cm" svg:height="0.955cm" svg:x="4.286cm" svg:y="3.648cm">
          <draw:text-box>
            <text:p text:style-name="P3"><text:span text:style-name="T2">on</text:span></text:p>
          </draw:text-box>
        </draw:frame>
        <draw:frame draw:style-name="gr4" draw:text-style-name="P3" draw:layer="layout" svg:width="1.353cm" svg:height="0.955cm" svg:x="6.985cm" svg:y="3.651cm">
          <draw:text-box>
            <text:p text:style-name="P3"><text:span text:style-name="T2">on</text:span></text:p>
          </draw:text-box>
        </draw:frame>
        <draw:frame draw:style-name="gr4" draw:text-style-name="P3" draw:layer="layout" svg:width="1.353cm" svg:height="0.955cm" svg:x="8.807cm" svg:y="4.125cm">
          <draw:text-box>
            <text:p text:style-name="P3"><text:span text:style-name="T2">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03T15:28:15</meta:creation-date>
    <dc:date>2013-01-03T15:52:11</dc:date>
    <dc:creator>neptune </dc:creator>
    <meta:editing-duration>PT10M7S</meta:editing-duration>
    <meta:editing-cycles>2</meta:editing-cycles>
    <meta:generator>LibreOffice/3.5$Linux_X86_64 LibreOffice_project/350m1$Build-2</meta:generator>
    <meta:document-statistic meta:object-count="22"/>
  </office:meta>
</office:document-meta>
</file>